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97D0000147823C2A439.svm"/>
  <manifest:file-entry manifest:media-type="" manifest:full-path="Pictures/20000007000041D70000166E70D256F7.svm"/>
  <manifest:file-entry manifest:media-type="" manifest:full-path="Pictures/20000007000041BD00000C820D56375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02cm solid #d9d9e3"/>
    </style:style>
    <style:style style:name="P2" style:family="paragraph" style:parent-style-name="Text_20_body" style:list-style-name="L1">
      <style:paragraph-properties fo:padding="0.049cm" fo:border="0.002cm solid #d9d9e3"/>
    </style:style>
    <style:style style:name="P3" style:family="paragraph" style:parent-style-name="Text_20_body" style:list-style-name="L1">
      <style:paragraph-properties fo:padding="0.049cm" fo:border="0.002cm solid #d9d9e3"/>
      <style:text-properties fo:color="#000000"/>
    </style:style>
    <style:style style:name="P4" style:family="paragraph" style:parent-style-name="Text_20_body" style:list-style-name="L2">
      <style:paragraph-properties fo:padding="0.049cm" fo:border="0.002cm solid #d9d9e3"/>
    </style:style>
    <style:style style:name="P5" style:family="paragraph" style:parent-style-name="Text_20_body" style:list-style-name="L3">
      <style:paragraph-properties fo:padding="0.049cm" fo:border="0.002cm solid #d9d9e3"/>
    </style:style>
    <style:style style:name="P6" style:family="paragraph" style:parent-style-name="Text_20_body" style:list-style-name="L4">
      <style:paragraph-properties fo:padding="0.049cm" fo:border="0.002cm solid #d9d9e3"/>
    </style:style>
    <style:style style:name="P7" style:family="paragraph" style:parent-style-name="Text_20_body" style:list-style-name="L1">
      <style:paragraph-properties fo:break-before="page" fo:padding="0.049cm" fo:border="0.002cm solid #d9d9e3"/>
    </style:style>
    <style:style style:name="P8" style:family="paragraph" style:parent-style-name="Text_20_body" style:list-style-name="L3">
      <style:paragraph-properties fo:margin-top="0cm" fo:margin-bottom="0cm" fo:padding="0.049cm" fo:border="0.002cm solid #d9d9e3"/>
    </style:style>
    <style:style style:name="T1" style:family="text">
      <style:text-properties fo:font-variant="normal" fo:text-transform="none" fo:color="#000000" style:font-name="S hne" fo:font-size="12pt" fo:letter-spacing="normal" fo:font-style="normal" fo:font-weight="normal"/>
    </style:style>
    <style:style style:name="T2" style:family="text">
      <style:text-properties fo:font-variant="normal" fo:text-transform="none" style:font-name="S hne" fo:font-size="12pt" fo:letter-spacing="normal" fo:font-style="normal" fo:font-weight="normal"/>
    </style:style>
    <style:style style:name="T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Opdracht: Web scraping in C# voor beginners - Uitgebreide uitleg</text:p>
      <text:p text:style-name="P1">Doel: Leerlingen bekend maken met de basisprincipes van web scraping met behulp van de C#-programmeertaal en de HtmlAgilityPack-bibliotheek.</text:p>
      <text:p text:style-name="P1">Taak: Schrijf een C#-programma dat informatie van een door jou gekozen website scrape en de resultaten uitvoert naar de console.</text:p>
      <text:p text:style-name="P1">Instructies:</text:p>
      <text:list xml:id="list8412643644891303698" text:style-name="L1">
        <text:list-item>
          <text:p text:style-name="P2">Kies een website om te scrapen. Een goed voorbeeld is een nieuwssite, zoals BBC News. Voorbeeld: U kunt bijvoorbeeld de titels van de laatste nieuwsartikelen op de BBC News-pagina scrapen.</text:p>
        </text:list-item>
        <text:list-item>
          <text:p text:style-name="P2">Installeer de HtmlAgilityPack-bibliotheek door de instructies op hun website te volgen (<text:a xlink:type="simple" xlink:href="https://html-agility-pack.net/" office:target-frame-name="_new" xlink:show="replace" text:style-name="Internet_20_link" text:visited-style-name="Visited_20_Internet_20_Link">https://html-agility-pack.net/</text:a>). U kunt de bibliotheek installeren via de NuGet-pakketbeheerder in Visual Studio.</text:p>
        </text:list-item>
        <text:list-item>
          <text:p text:style-name="P2">Maak een nieuw C# console-project aan in Visual Studio. Ga naar File -&gt; New -&gt; Project -&gt; Console App (.NET Core) of Console App (.NET Framework) en geef uw project een naam.</text:p>
        </text:list-item>
        <text:list-item>
          <text:p text:style-name="P2">Voeg in het project een referentie toe aan de HtmlAgilityPack-bibliotheek. Ga naar Project -&gt; Manage NuGet Packages en zoek naar "HtmlAgilityPack". Installeer het pakket en voeg de volgende regel toe aan het begin van uw programma: using HtmlAgilityPack;</text:p>
        </text:list-item>
        <text:list-item>
          <text:p text:style-name="P2"><draw:frame draw:style-name="fr1" draw:name="Afbeeldingen1" text:anchor-type="paragraph" svg:x="0.848cm" svg:y="1cm" svg:width="16.15cm" svg:height="3.071cm" draw:z-index="0"><draw:image xlink:href="Pictures/20000007000041BD00000C820D56375A.svm" xlink:type="simple" xlink:show="embed" xlink:actuate="onLoad"/></draw:frame>Schrijf een programma dat de HTML van de website laadt in een HtmlAgilityPack-document. Voorbeeld:<text:line-break/></text:p>
        </text:list-item>
        <text:list-item>
          <text:p text:style-name="P3"><text:span text:style-name="T2">Gebruik de HtmlAgilityPack-methoden om informatie uit het HTML-document te halen, zoals de titel van de laatste nieuwsartikelen. Voorbeeld:</text:span> </text:p>
          <text:p text:style-name="P2"><draw:frame draw:style-name="fr1" draw:name="Afbeeldingen2" text:anchor-type="paragraph" svg:x="0.868cm" svg:y="-0.078cm" svg:width="16.15cm" svg:height="4.498cm" draw:z-index="1"><draw:image xlink:href="Pictures/200000070000497D0000147823C2A439.svm" xlink:type="simple" xlink:show="embed" xlink:actuate="onLoad"/></draw:frame><text:span text:style-name="T1"/></text:p>
        </text:list-item>
        <text:list-item>
          <text:p text:style-name="P7"><draw:frame draw:style-name="fr1" draw:name="Afbeeldingen3" text:anchor-type="paragraph" svg:x="0.815cm" svg:y="0.762cm" svg:width="16.15cm" svg:height="5.5cm" draw:z-index="2"><draw:image xlink:href="Pictures/20000007000041D70000166E70D256F7.svm" xlink:type="simple" xlink:show="embed" xlink:actuate="onLoad"/></draw:frame><text:span text:style-name="T1">Geef de verkregen informatie weer op de console. Voorbeeld:</text:span><text:span text:style-name="T3"> <text:line-break/></text:span><text:line-break/>Tips:</text:p>
        </text:list-item>
      </text:list>
      <text:list xml:id="list1133547516927211274" text:style-name="L2">
        <text:list-item>
          <text:p text:style-name="P4">Start klein en bouw geleidelijk op. Laad eerst het HTML-document en geef het uit op de console. Voeg daarna de code toe om informatie te halen uit het document.</text:p>
        </text:list-item>
      </text:list>
      <text:list xml:id="list7629630365160505042" text:style-name="L3">
        <text:list-item>
          <text:p text:style-name="P8">Gebruik de browserinspector om de HTML-structuur van de website te inspecteren en te bepalen welke elementen u nodig hebt.</text:p>
        </text:list-item>
        <text:list-item>
          <text:p text:style-name="P8">Wees voorzichtig met het scrape van websites. Sommige websites verbieden scraping en u kunt hierdoor uw IP-adres laten blokkeren.</text:p>
        </text:list-item>
        <text:list-item>
          <text:p text:style-name="P5">Gebruik de documentatie van HtmlAgilityPack (<text:a xlink:type="simple" xlink:href="https://html-agility-pack.net/" office:target-frame-name="_new" xlink:show="replace" text:style-name="Internet_20_link" text:visited-style-name="Visited_20_Internet_20_Link">https://html-agility-pack.net/</text:a>) voor hulp bij het gebruik van de bibliotheek en de beschikbare methoden.</text:p>
        </text:list-item>
      </text:list>
      <text:p text:style-name="P1">Tot slot, werk het programma verder uit door meer informatie van de website te scrapen en door het toevoegen van extra functionaliteiten, zoals het opslaan van de resultaten in een bestand of het uitvoeren van analyses op de verkregen data. Veel succes!</text:p>
      <text:p text:style-name="P1">Er zijn veel bronnen voor documentatie en hulp bij het programmeren in C#:</text:p>
      <text:list xml:id="list3730166882932157105" text:style-name="L4">
        <text:list-item>
          <text:p text:style-name="P6">Microsoft Developer Network (MSDN) - Het officiële ontwikkelaarsplatform van Microsoft met uitgebreide informatie en documentatie over C# en .NET: <text:a xlink:type="simple" xlink:href="https://docs.microsoft.com/en-us/dotnet/csharp/" office:target-frame-name="_new" xlink:show="replace" text:style-name="Internet_20_link" text:visited-style-name="Visited_20_Internet_20_Link">https://docs.microsoft.com/en-us/dotnet/csharp/</text:a></text:p>
        </text:list-item>
        <text:list-item>
          <text:p text:style-name="P6">C# Station - Een uitgebreide leeromgeving voor C#-beginners, met lesmateriaal, voorbeelden en oefeningen: <text:a xlink:type="simple" xlink:href="https://csharp-station.com/" office:target-frame-name="_new" xlink:show="replace" text:style-name="Internet_20_link" text:visited-style-name="Visited_20_Internet_20_Link">https://csharp-station.com/</text:a></text:p>
        </text:list-item>
        <text:list-item>
          <text:p text:style-name="P6">Udemy - Online cursussen over C# en .NET, waaronder cursussen voor beginners: <text:a xlink:type="simple" xlink:href="https://www.udemy.com/topic/c-sharp/" office:target-frame-name="_new" xlink:show="replace" text:style-name="Internet_20_link" text:visited-style-name="Visited_20_Internet_20_Link">https://www.udemy.com/topic/c-sharp/</text:a></text:p>
        </text:list-item>
        <text:list-item>
          <text:p text:style-name="P6">C# Yellow Book - Een gratis, online boek over C# voor beginners: <text:a xlink:type="simple" xlink:href="http://www.csharpcourse.com/" office:target-frame-name="_new" xlink:show="replace" text:style-name="Internet_20_link" text:visited-style-name="Visited_20_Internet_20_Link">http://www.csharpcourse.com/</text:a></text:p>
        </text:list-item>
        <text:list-item>
          <text:p text:style-name="P6">Stack Overflow - Een populaire Q&amp;A-website voor programmeurs, waar u vragen kunt stellen en antwoorden kunt krijgen op specifieke problemen met betrekking tot C# en andere programmeertalen: <text:a xlink:type="simple" xlink:href="https://stackoverflow.com/" office:target-frame-name="_new" xlink:show="replace" text:style-name="Internet_20_link" text:visited-style-name="Visited_20_Internet_20_Link">https://stackoverflow.com/</text:a></text:p>
        </text:list-item>
        <text:list-item>
          <text:p text:style-name="P6">YouTube - Veel video-tutorials over C# en .NET op YouTube, waaronder tutorials voor beginners: <text:a xlink:type="simple" xlink:href="https://www.youtube.com/" office:target-frame-name="_new" xlink:show="replace" text:style-name="Internet_20_link" text:visited-style-name="Visited_20_Internet_20_Link">https://www.youtube.com/</text:a></text:p>
        </text:list-item>
        <text:list-item>
          <text:p text:style-name="P6">GitHub - Een groot platform voor open-source-software waar u veel projecten en bibliotheken in C# kunt vinden en kunt leren van andere ontwikkelaars: <text:a xlink:type="simple" xlink:href="https://github.com/" office:target-frame-name="_new" xlink:show="replace" text:style-name="Internet_20_link" text:visited-style-name="Visited_20_Internet_20_Link">https://github.com/</text:a></text:p>
        </text:list-item>
      </text:list>
      <text:p text:style-name="P1">Dit zijn slechts enkele voorbeelden van beschikbare bronnen. Zorg ervoor dat u de meest recente en betrouwbare bronnen gebruikt om uw kennis over C# te vergroten en op te bouw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31T14:53:12.01</meta:creation-date>
    <meta:document-statistic meta:table-count="0" meta:image-count="3" meta:object-count="0" meta:page-count="2" meta:paragraph-count="25" meta:word-count="529" meta:character-count="3602"/>
    <dc:date>2023-01-31T15:02:25.89</dc:date>
    <meta:editing-duration>PT9M15S</meta:editing-duration>
    <meta:editing-cycles>1</meta:editing-cycles>
    <meta:generator>OpenOffice/4.1.12$Win32 OpenOffice.org_project/4112m1$Build-9809</meta:generator>
  </office:meta>
</office:document-meta>
</file>